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3pt" style:font-size-asian="13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 fo:break-before="page"/>
      <style:text-properties fo:text-transform="uppercase" style:font-name="Times New Roman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3pt" officeooo:rsid="000f65d6" officeooo:paragraph-rsid="000f65d6" fo:background-color="transparent" style:font-size-asian="13pt" style:font-size-complex="12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3pt" fo:background-color="transparent" style:font-size-asian="13pt" style:font-size-complex="12pt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3pt" style:font-size-asian="13pt" style:font-size-complex="12pt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officeooo:paragraph-rsid="00107013"/>
    </style:style>
    <style:style style:name="P11" style:family="paragraph" style:parent-style-name="Heading_20_3">
      <style:paragraph-properties fo:text-align="center" style:justify-single-word="false"/>
      <style:text-properties fo:font-size="11pt" fo:font-weight="normal" style:font-name-asian="Calibri1" style:font-size-asian="11pt" style:language-asian="en" style:country-asian="US" style:font-weight-asian="normal" style:font-size-complex="11pt" style:font-weight-complex="normal"/>
    </style:style>
    <style:style style:name="T1" style:family="text">
      <style:text-properties style:font-name="Times New Roman" fo:font-size="13pt" style:font-size-asian="13pt" style:font-size-complex="12pt"/>
    </style:style>
    <style:style style:name="T2" style:family="text">
      <style:text-properties style:font-name="Times New Roman" fo:font-size="13pt" style:text-underline-style="solid" style:text-underline-width="auto" style:text-underline-color="font-color" style:font-size-asian="13pt" style:font-size-complex="12pt"/>
    </style:style>
    <style:style style:name="T3" style:family="text">
      <style:text-properties style:font-name="Times New Roman" fo:font-size="13pt" fo:background-color="transparent" loext:char-shading-value="0" style:font-size-asian="13pt" style:font-size-complex="12pt"/>
    </style:style>
    <style:style style:name="T4" style:family="text">
      <style:text-properties style:font-name="Times New Roman" fo:font-size="13pt" officeooo:rsid="000f65d6" fo:background-color="transparent" loext:char-shading-value="0" style:font-size-asian="13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инобрнауки России</text:p>
      <text:p text:style-name="P2">Федеральное государственное автономное образовательное учреждение высшего образования <text:line-break/>«Национальный исследовательский университет <text:line-break/>«Московский институт электронной техники»</text:p>
      <text:p text:style-name="P2"/>
      <text:h text:style-name="P11" text:outline-level="3">Факультет <text:s/>электроники и компьютерных технологий (ЭКТ)</text:h>
      <text:h text:style-name="P11" text:outline-level="3">Кафедра проектирования и конструирования интегральных микросхем</text:h>
      <text:p text:style-name="P3"/>
      <text:p text:style-name="P3"/>
      <text:p text:style-name="P3"/>
      <text:p text:style-name="P3"/>
      <text:p text:style-name="P3"/>
      <text:p text:style-name="P7">Кареев Кирилл Андреевич</text:p>
      <text:p text:style-name="P4"/>
      <text:p text:style-name="P4">Бакалаврская работа <text:line-break/>по направлению 09.03.01 «Информатика и вычислительная техника»</text:p>
      <text:p text:style-name="P4"/>
      <text:p text:style-name="P8">"Разработка RTL-oписания интегрированного микропроцессорного модуля c RISC-архитектурой"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Студент<text:tab/><text:tab/><text:tab/><text:tab/></text:span><text:span text:style-name="T2"><text:tab/><text:tab/><text:tab/></text:span><text:span text:style-name="T1"><text:tab/></text:span><text:span text:style-name="T4">Кареев К.А.</text:span></text:p>
      <text:p text:style-name="P10"><text:span text:style-name="T1">Научный руководитель, <text:line-break/></text:span><text:span text:style-name="T3">к.т.н., доцент каф. ПКИМС</text:span><text:span text:style-name="T1"><text:tab/></text:span><text:span text:style-name="T2"><text:tab/><text:tab/><text:tab/></text:span><text:span text:style-name="T1"><text:tab/></text:span><text:span text:style-name="T4">Гусев С.В.</text:span></text:p>
      <text:p text:style-name="P4"/>
      <text:p text:style-name="P4">Москва 201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size-complex="12pt" style:font-weight-complex="bold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801cm" fo:margin-left="2cm" fo:margin-right="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федра</meta:initial-creator>
    <meta:editing-cycles>3</meta:editing-cycles>
    <meta:creation-date>2016-05-24T07:07:00</meta:creation-date>
    <dc:date>2016-06-09T01:38:31.488520785</dc:date>
    <meta:editing-duration>PT28M13S</meta:editing-duration>
    <meta:generator>LibreOffice/5.1.3.2$Linux_X86_64 LibreOffice_project/10m0$Build-2</meta:generator>
    <meta:document-statistic meta:table-count="0" meta:image-count="0" meta:object-count="0" meta:page-count="1" meta:paragraph-count="10" meta:word-count="60" meta:character-count="602" meta:non-whitespace-character-count="536"/>
    <meta:user-defined meta:name="AppVersion">12.0000</meta:user-defined>
    <meta:user-defined meta:name="Company">MI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